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kzidenz" svg:font-family="Akzidenz, 'Helvetica Neue', Helvetica, Arial, sans-serif"/>
    <style:font-face style:name="Source Code Pro" svg:font-family="'Source Code Pro', monospace"/>
    <style:font-face style:name="arial" svg:font-family="arial, sans-serif"/>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text-properties officeooo:paragraph-rsid="00188c5d"/>
    </style:style>
    <style:style style:name="P3" style:family="paragraph" style:parent-style-name="Standard">
      <style:paragraph-properties fo:margin-left="0cm" fo:margin-right="0cm" fo:orphans="2" fo:widows="2" fo:text-indent="0cm" style:auto-text-indent="false"/>
      <style:text-properties officeooo:paragraph-rsid="001a34d4"/>
    </style:style>
    <style:style style:name="P4" style:family="paragraph" style:parent-style-name="Standard">
      <style:paragraph-properties fo:margin-left="0cm" fo:margin-right="0cm" fo:orphans="2" fo:widows="2" fo:text-indent="0cm" style:auto-text-indent="false"/>
      <style:text-properties officeooo:rsid="00158774" officeooo:paragraph-rsid="00158774"/>
    </style:style>
    <style:style style:name="P5" style:family="paragraph" style:parent-style-name="Standard">
      <style:paragraph-properties fo:margin-left="0cm" fo:margin-right="0cm" fo:orphans="2" fo:widows="2" fo:text-indent="0cm" style:auto-text-indent="false"/>
      <style:text-properties officeooo:rsid="00188c5d" officeooo:paragraph-rsid="00188c5d"/>
    </style:style>
    <style:style style:name="P6" style:family="paragraph" style:parent-style-name="Preformatted_20_Text">
      <style:paragraph-properties fo:margin-left="0cm" fo:margin-right="0cm" fo:orphans="2" fo:widows="2" fo:text-indent="0cm" style:auto-text-indent="false"/>
      <style:text-properties fo:font-variant="normal" fo:text-transform="none" fo:color="#222222" style:font-name="Source Code Pro" fo:font-size="10.5pt" fo:letter-spacing="normal" fo:font-style="normal" fo:font-weight="normal" officeooo:paragraph-rsid="001a34d4"/>
    </style:style>
    <style:style style:name="P7" style:family="paragraph" style:parent-style-name="Preformatted_20_Text">
      <style:paragraph-properties fo:margin-left="0cm" fo:margin-right="0cm" fo:orphans="2" fo:widows="2" fo:text-indent="0cm" style:auto-text-indent="false"/>
      <style:text-properties fo:font-variant="normal" fo:text-transform="none" fo:color="#222222" style:font-name="Source Code Pro" fo:font-size="10.5pt" fo:letter-spacing="normal" fo:font-style="normal" fo:font-weight="normal" officeooo:rsid="00158774" officeooo:paragraph-rsid="001b7b59" style:font-size-asian="12pt" style:font-size-complex="12pt"/>
    </style:style>
    <style:style style:name="P8" style:family="paragraph" style:parent-style-name="Preformatted_20_Text">
      <style:paragraph-properties fo:margin-left="0cm" fo:margin-right="0cm" fo:orphans="2" fo:widows="2" fo:text-indent="0cm" style:auto-text-indent="false"/>
      <style:text-properties fo:font-variant="normal" fo:text-transform="none" fo:color="#222222" style:font-name="Bitstream Charter" fo:font-size="12pt" fo:letter-spacing="normal" fo:font-style="normal" fo:font-weight="normal" officeooo:rsid="00158774" officeooo:paragraph-rsid="00158774" style:font-size-asian="12pt" style:font-size-complex="12pt"/>
    </style:style>
    <style:style style:name="P9" style:family="paragraph" style:parent-style-name="Preformatted_20_Text">
      <style:paragraph-properties fo:margin-left="0cm" fo:margin-right="0cm" fo:orphans="2" fo:widows="2" fo:text-indent="0cm" style:auto-text-indent="false"/>
      <style:text-properties fo:font-variant="normal" fo:text-transform="none" fo:color="#222222" style:font-name="Bitstream Charter" fo:font-size="12pt" fo:letter-spacing="normal" fo:font-style="normal" fo:font-weight="normal" officeooo:rsid="00158774" officeooo:paragraph-rsid="001b7b59" style:font-size-asian="12pt" style:font-size-complex="12pt"/>
    </style:style>
    <style:style style:name="P10" style:family="paragraph" style:parent-style-name="Preformatted_20_Text">
      <style:paragraph-properties fo:margin-left="0cm" fo:margin-right="0cm" fo:orphans="2" fo:widows="2" fo:text-indent="0cm" style:auto-text-indent="false"/>
      <style:text-properties fo:font-variant="normal" fo:text-transform="none" fo:color="#222222" style:font-name="Bitstream Charter" fo:font-size="12pt" fo:letter-spacing="normal" fo:font-style="normal" fo:font-weight="normal" officeooo:rsid="001b7b59" officeooo:paragraph-rsid="001b7b59" style:font-size-asian="12pt" style:font-size-complex="12pt"/>
    </style:style>
    <style:style style:name="P11" style:family="paragraph" style:parent-style-name="Standard">
      <style:paragraph-properties fo:margin-left="0cm" fo:margin-right="0cm" fo:orphans="2" fo:widows="2" fo:text-indent="0cm" style:auto-text-indent="false"/>
      <style:text-properties fo:font-variant="normal" fo:text-transform="none" fo:color="#222222" style:font-name="Bitstream Charter" fo:font-size="12pt" fo:letter-spacing="normal" fo:font-style="normal" fo:font-weight="normal" officeooo:rsid="00158774" officeooo:paragraph-rsid="00158774" style:font-size-asian="12pt" style:font-size-complex="12pt"/>
    </style:style>
    <style:style style:name="P12" style:family="paragraph" style:parent-style-name="Standard">
      <style:paragraph-properties fo:margin-left="0cm" fo:margin-right="0cm" fo:orphans="2" fo:widows="2" fo:text-indent="0cm" style:auto-text-indent="false"/>
      <style:text-properties officeooo:rsid="001cd260" officeooo:paragraph-rsid="001cd260"/>
    </style:style>
    <style:style style:name="P13" style:family="paragraph" style:parent-style-name="Standard">
      <style:paragraph-properties fo:margin-left="0cm" fo:margin-right="0cm" fo:orphans="2" fo:widows="2" fo:text-indent="0cm" style:auto-text-indent="false"/>
      <style:text-properties officeooo:rsid="001cd260" officeooo:paragraph-rsid="001d7150"/>
    </style:style>
    <style:style style:name="P14" style:family="paragraph" style:parent-style-name="Standard">
      <style:paragraph-properties fo:margin-left="0cm" fo:margin-right="0cm" fo:orphans="2" fo:widows="2" fo:text-indent="0cm" style:auto-text-indent="false"/>
    </style:style>
    <style:style style:name="P15" style:family="paragraph" style:parent-style-name="Standard">
      <style:paragraph-properties fo:margin-left="0cm" fo:margin-right="0cm" fo:orphans="2" fo:widows="2" fo:text-indent="0cm" style:auto-text-indent="false"/>
      <style:text-properties officeooo:rsid="001f8574" officeooo:paragraph-rsid="001f8574"/>
    </style:style>
    <style:style style:name="T1" style:family="text">
      <style:text-properties fo:font-variant="normal" fo:text-transform="none" fo:color="#222222" style:font-name="arial" fo:font-size="9pt" fo:letter-spacing="normal" fo:font-style="normal" fo:font-weight="normal"/>
    </style:style>
    <style:style style:name="T2" style:family="text">
      <style:text-properties fo:font-variant="normal" fo:text-transform="none" fo:color="#222222" fo:letter-spacing="normal"/>
    </style:style>
    <style:style style:name="T3" style:family="text">
      <style:text-properties fo:font-variant="normal" fo:text-transform="none" fo:color="#222222" style:font-name="Source Code Pro" fo:font-size="10.5pt" fo:letter-spacing="normal" fo:font-style="normal" fo:font-weight="normal"/>
    </style:style>
    <style:style style:name="T4" style:family="text">
      <style:text-properties fo:font-variant="normal" fo:text-transform="none" fo:color="#222222" style:font-name="Liberation Serif" fo:font-size="12pt" fo:letter-spacing="normal" fo:font-style="normal" fo:font-weight="normal" style:font-size-asian="12pt" style:font-size-complex="12pt"/>
    </style:style>
    <style:style style:name="T5" style:family="text">
      <style:text-properties fo:font-variant="normal" fo:text-transform="none" fo:color="#222222" style:font-name="Liberation Serif" fo:font-size="12pt" fo:letter-spacing="normal" fo:font-style="normal" fo:font-weight="normal" officeooo:rsid="001d7150" style:font-size-asian="12pt" style:font-size-complex="12pt"/>
    </style:style>
    <style:style style:name="T6" style:family="text">
      <style:text-properties fo:font-variant="normal" fo:text-transform="none" fo:color="#222222" style:font-name="Liberation Serif" fo:font-size="12pt" fo:letter-spacing="normal" fo:font-style="normal" fo:font-weight="normal" officeooo:rsid="001e3f04" style:font-size-asian="12pt" style:font-size-complex="12pt"/>
    </style:style>
    <style:style style:name="T7" style:family="text">
      <style:text-properties fo:font-variant="normal" fo:text-transform="none" fo:color="#222222" style:font-name="Liberation Serif" fo:font-size="12pt" fo:letter-spacing="normal" fo:font-style="normal" fo:font-weight="normal" officeooo:rsid="001e95df" style:font-size-asian="12pt" style:font-size-complex="12pt"/>
    </style:style>
    <style:style style:name="T8" style:family="text">
      <style:text-properties fo:font-variant="normal" fo:text-transform="none" fo:color="#222222" style:font-name="Liberation Serif" fo:font-size="12pt" fo:letter-spacing="normal" fo:font-style="normal" fo:font-weight="normal" officeooo:rsid="001f8574" style:font-size-asian="12pt" style:font-size-complex="12pt"/>
    </style:style>
    <style:style style:name="T9" style:family="text">
      <style:text-properties fo:font-variant="normal" fo:text-transform="none" fo:color="#1155cc" style:font-name="arial" fo:font-size="9pt" fo:letter-spacing="normal" fo:font-style="normal" fo:font-weight="normal"/>
    </style:style>
    <style:style style:name="T10" style:family="text">
      <style:text-properties fo:font-variant="normal" fo:text-transform="none" fo:color="#313030" style:font-name="Century Schoolbook L" fo:font-size="12pt" fo:letter-spacing="normal" fo:font-style="normal" fo:font-weight="normal" style:font-size-asian="12pt" style:font-weight-asian="normal" style:font-size-complex="12pt" style:font-weight-complex="normal"/>
    </style:style>
    <style:style style:name="T11" style:family="text">
      <style:text-properties fo:font-variant="normal" fo:text-transform="none" fo:color="#313030" style:font-name="Century Schoolbook L" fo:font-size="12pt" fo:letter-spacing="normal" fo:font-style="normal" fo:font-weight="normal" officeooo:rsid="00188c5d" style:font-size-asian="12pt" style:font-weight-asian="normal" style:font-size-complex="12pt" style:font-weight-complex="normal"/>
    </style:style>
    <style:style style:name="T12" style:family="text">
      <style:text-properties fo:font-variant="normal" fo:text-transform="none" fo:color="#000000" style:font-name="Century Schoolbook L" fo:font-size="12pt" fo:letter-spacing="normal" fo:font-style="normal" fo:font-weight="normal" style:font-size-asian="12pt" style:font-weight-asian="normal" style:font-size-complex="12pt" style:font-weight-complex="normal"/>
    </style:style>
    <style:style style:name="T13" style:family="text">
      <style:text-properties fo:font-variant="normal" fo:text-transform="none" fo:color="#000000" style:font-name="Bitstream Charter" fo:font-size="12pt" fo:letter-spacing="normal" fo:font-style="normal" fo:font-weight="normal" officeooo:rsid="001a34d4" style:font-size-asian="12pt" style:font-weight-asian="normal" style:font-size-complex="12pt" style:font-weight-complex="normal"/>
    </style:style>
    <style:style style:name="T14" style:family="text">
      <style:text-properties officeooo:rsid="00188c5d"/>
    </style:style>
    <style:style style:name="T15" style:family="text">
      <style:text-properties style:font-name="Source Code Pro" fo:font-size="10.5pt"/>
    </style:style>
    <style:style style:name="T16" style:family="text">
      <style:text-properties style:font-name="Source Code Pro" fo:font-size="10.5pt" officeooo:rsid="001b7b59"/>
    </style:style>
    <style:style style:name="T17" style:family="text">
      <style:text-properties officeooo:rsid="001b7b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Добрый день, Антон,</text:span><text:line-break/><text:line-break/><text:span text:style-name="T1">Спасибо за ваш интерес к данному направлению и отклик на мое письмо.</text:span><text:line-break/><text:span text:style-name="T1">Следующим шагом я предлагаю вам пройти тестовое задание для выявления реального уровня знаний, а также скорости обучения по целевым технологиям:</text:span><text:line-break/><text:line-break/><text:span text:style-name="T1">1. Необходимо сделать простое одностраничное веб-приложение для визуализации данных.</text:span><text:line-break/><text:line-break/><text:span text:style-name="T1">a. взять файл с данными </text:span><text:a xlink:type="simple" xlink:href="http://jsonstudio.com/wp-content/uploads/2014/02/world_bank.zip" office:target-frame-name="_blank" xlink:show="new" text:style-name="Internet_20_link" text:visited-style-name="Visited_20_Internet_20_Link"><text:span text:style-name="T9">http://jsonstudio.com/wp-</text:span></text:a><text:span text:style-name="T1">;</text:span><text:line-break/><text:span text:style-name="T1">b. загрузить его в MongoDB;</text:span><text:line-break/><text:span text:style-name="T1">c. потом поднять Flask приложение и соединиться с MongoDB;</text:span><text:line-break/><text:span text:style-name="T1">d. вытащить коллекцию и передать на front-end следующие данные:</text:span><text:line-break/><text:span text:style-name="T2">    • </text:span><text:bookmark-start text:name="__DdeLink__107_1025067953"/><text:bookmark-start text:name="__DdeLink__119_1025067953"/><text:bookmark-start text:name="__DdeLink__124_1025067953"/><text:span text:style-name="T1">project_name</text:span><text:bookmark-end text:name="__DdeLink__107_1025067953"/><text:bookmark-end text:name="__DdeLink__119_1025067953"/><text:bookmark-end text:name="__DdeLink__124_1025067953"/><text:span text:style-name="T1"> - наименование проекта;</text:span><text:line-break/><text:span text:style-name="T2">    • </text:span><text:bookmark-start text:name="__DdeLink__109_1025067953"/><text:bookmark-start text:name="__DdeLink__128_1025067953"/><text:span text:style-name="T1">countryname</text:span><text:bookmark-end text:name="__DdeLink__109_1025067953"/><text:bookmark-end text:name="__DdeLink__128_1025067953"/><text:span text:style-name="T1"> - страна;</text:span><text:line-break/><text:span text:style-name="T2">    • </text:span><text:bookmark-start text:name="__DdeLink__115_1025067953"/><text:bookmark-start text:name="__DdeLink__130_1025067953"/><text:span text:style-name="T1">lendprojectcost</text:span><text:bookmark-end text:name="__DdeLink__115_1025067953"/><text:bookmark-end text:name="__DdeLink__130_1025067953"/><text:span text:style-name="T1"> - сумма проекта;</text:span><text:line-break/><text:span text:style-name="T1">e. на front-end надо эти данные принять с помощью </text:span><text:bookmark-start text:name="__DdeLink__100_677787672"/><text:span text:style-name="T1">d3</text:span><text:bookmark-end text:name="__DdeLink__100_677787672"/><text:span text:style-name="T1">; и</text:span><text:line-break/><text:span text:style-name="T1">f. отобразить на карте мира:</text:span><text:line-break/><text:span text:style-name="T2">     • </text:span><text:span text:style-name="T1">choropleth map по количеству инвестированных средств;</text:span><text:line-break/><text:span text:style-name="T2">     • </text:span><text:span text:style-name="T1">в popup отобразить project_name, countryname и lendprojectcost;</text:span><text:line-break/><text:span text:style-name="T2">     • </text:span><text:span text:style-name="T1">а также сумму по всем проектам в данной стране.</text:span><text:line-break/><text:line-break/><text:span text:style-name="T1">В качестве результата работы обратно вышлите:</text:span><text:line-break/><text:span text:style-name="T1">а. скриншот;</text:span><text:line-break/><text:span text:style-name="T1">b. код проекта (в zip архиве);</text:span><text:line-break/><text:span text:style-name="T1">c. инструкцию по запуску.</text:span><text:line-break/><text:line-break/><text:span text:style-name="T1">Лучше всего это делать из под Ubuntu.</text:span><text:line-break/><text:line-break/><text:span text:style-name="T1">Полезные ссылки:</text:span><text:line-break/><text:span text:style-name="T1">Как поставить виртуальную Ubuntu: </text:span><text:a xlink:type="simple" xlink:href="http://activewizards.com/blog/installation-and-running-ubuntu-virtual-box/" office:target-frame-name="_blank" xlink:show="new" text:style-name="Internet_20_link" text:visited-style-name="Visited_20_Internet_20_Link"><text:span text:style-name="T9">http://activewizards.com/blog/</text:span></text:a><text:line-break/><text:span text:style-name="T1">Документация по Flask: </text:span><text:a xlink:type="simple" xlink:href="http://flask.pocoo.org/" office:target-frame-name="_blank" xlink:show="new" text:style-name="Internet_20_link" text:visited-style-name="Visited_20_Internet_20_Link"><text:span text:style-name="T9">http://flask.pocoo.org/</text:span></text:a><text:line-break/><text:span text:style-name="T1">Первые шаги с MongoDB: </text:span><text:a xlink:type="simple" xlink:href="http://activewizards.com/blog/practical-mongodb-in-10-minutes/" office:target-frame-name="_blank" xlink:show="new" text:style-name="Internet_20_link" text:visited-style-name="Visited_20_Internet_20_Link"><text:span text:style-name="T9">http://activewizards.com/blog/</text:span></text:a><text:line-break/><text:span text:style-name="T1">Основа для карты на d3.js: </text:span><text:a xlink:type="simple" xlink:href="https://datamaps.github.io/" office:target-frame-name="_blank" xlink:show="new" text:style-name="Internet_20_link" text:visited-style-name="Visited_20_Internet_20_Link"><text:span text:style-name="T9">https://datamaps.github.io/</text:span></text:a><text:line-break/><text:line-break/><text:span text:style-name="T1">2. Для проверки вашего уровня технического английского переведите текст на русский или украинский:</text:span><text:line-break/><text:line-break/><text:span text:style-name="T1">Thankfully, the data is already in a simple CSV format and does not require much cleansing or other preparation to be used with Spark MLlib. Later, it will be of interest to explore some transformations of the data, but it can be used as is to start. The covtype.data file should be extracted and copied into HDFS. This chapter will assume that the file is available at /user/ds/. Start spark-shell.</text:span><text:line-break/><text:span text:style-name="T1">The Spark MLlib abstraction for a feature vector is known as a LabeledPoint, which consists of a Spark MLlib Vector of features, and a target value, here called the label. The target is a Double value, and Vector is essentially an abstraction on top of many Double values. This suggests that LabeledPoint is only for numeric features. It can be used with categorical features, with appropriate encoding.</text:span><text:line-break/><text:span text:style-name="T1">One such encoding is one-hot or 1-of-n encoding, in which one categorical feature that takes on N distinct values becomes N numeric features, each taking on the value 0 or 1. Exactly one of the N values has value 1, and the others are 0. For example, a categorical feature for weather that can be cloudy, rainy, or clear would become three numeric features, where cloudy is represented by 1,0,0; rainy by 0,1,0; and so on. These three numeric features might be thought of as is_cloudy, is_rainy, and is_clear features. Another possible encoding simply assigns a distinct numeric value to each possible</text:span><text:line-break/><text:span text:style-name="T1">value of the categorical feature. For example, cloudy may become 1.0, rainy 2.0, and so on.</text:span></text:p>
      <text:p text:style-name="P1"/>
      <text:p text:style-name="P1"/>
      <text:p text:style-name="P1"/>
      <text:p text:style-name="P1"/>
      <text:p text:style-name="P1"/>
      <text:p text:style-name="P1"/>
      <text:p text:style-name="P1"/>
      <text:p text:style-name="P1"/>
      <text:p text:style-name="P1"/>
      <text:p text:style-name="P1"/>
      <text:p text:style-name="P12"><text:soft-page-break/>Хорошо что данные уже в простом CSV формате и нет обязательной необходимости в других преабразованиях данных для использования их в <text:s/><text:span text:style-name="T4">Spark Mllib. Позже, будет интересно исследовать некоторые трансформации данных, но мы можем использовать такие данные для начала. Запустите spark-shell.</text:span></text:p>
      <text:p text:style-name="P13"><text:span text:style-name="T4">Spark Mllib </text:span><text:span text:style-name="T5">абстракция для свойства вектора известного как LablePoint(метка уровня), которая содержит <text:s/></text:span><text:span text:style-name="T4">Spark Mllib </text:span><text:span text:style-name="T5">Vector внутри которого свойства и конечные значения, вызываемые для уровня. Целевое значение имеет тип double, а вектор это абстракция над всеми значениями. <text:s/>Такое решение как <text:s/>LablePoint подходит только для цифровых свойств</text:span><text:span text:style-name="T6">(функций)</text:span><text:span text:style-name="T5">. </text:span><text:span text:style-name="T6">Оно может быть использовано с группой свойств, в определенной кодировке.</text:span><text:span text:style-name="T5"> </text:span><text:span text:style-name="T6">Одной из таких кодировок является еденичная кодировка или от 1 до n, это значит кодировка принимающая свойства с N значениями, каждое из которых должно быть от 0 до 1. Вообще одно из <text:s/>N </text:span><text:span text:style-name="T7">значений должно быть 1 а все остальные 0. Для примера, группа свойств п</text:span><text:span text:style-name="T8">о</text:span><text:span text:style-name="T7">годы может </text:span><text:span text:style-name="T8">иметь такие значения</text:span><text:span text:style-name="T7"> облач</text:span><text:span text:style-name="T8">н</text:span><text:span text:style-name="T7">о, дождливо или ястно </text:span><text:span text:style-name="T8">значения</text:span><text:span text:style-name="T7"> могут быть преабразованы в числовые <text:s/>где облачно будет представленно как 1,0,0; дождливо как 0,1,0; и так далее. Эти три цифровых свойства могут быть <text:s/>преабразованны в свойства облачно_ли , дождливо_ли, небочистое_ли. </text:span><text:span text:style-name="T8">Другие возможные кодировки легко принимать как отдельно возможные числовые значения категорий свойств. Например, облачно 1.0, дождливо 2.0 и так далее.</text:span></text:p>
      <text:p text:style-name="P4"/>
      <text:p text:style-name="P4"/>
      <text:p text:style-name="P4"/>
      <text:p text:style-name="P4"/>
      <text:p text:style-name="P4"/>
      <text:p text:style-name="P4"/>
      <text:p text:style-name="P4"/>
      <text:p text:style-name="P15">For start Tornado application python version must be &gt;= 3.5</text:p>
      <text:p text:style-name="P4"/>
      <text:p text:style-name="P5">Install MongoDB:</text:p>
      <text:p text:style-name="P2"><text:span text:style-name="T14"><text:tab/></text:span><text:span text:style-name="T3">sudo apt-key adv --keyserver hkp://keyserver.ubuntu.com:80 --recv <text:tab/>0C49F3730359A14518585931BC711F9BA15703C6</text:span><text:line-break/><text:span text:style-name="T10">Create a </text:span><text:span text:style-name="T11">sudo</text:span><text:span text:style-name="T10"> </text:span><text:span text:style-name="T11">nano</text:span><text:span text:style-name="T10"> </text:span><text:span text:style-name="Source_20_Text"><text:span text:style-name="T12">/etc/apt/sources.list.d/mongodb-org-3.4.list</text:span></text:span></text:p>
      <text:p text:style-name="P3"><text:span text:style-name="Source_20_Text"><text:span text:style-name="T13">echo "deb http://repo.mongodb.org/apt/debian jessie/mongodb-org/3.4 main" | sudo tee /etc/apt/sources.list.d/mongodb-org-3.4.list</text:span></text:span></text:p>
      <text:p text:style-name="P6">sudo apt-get update</text:p>
      <text:p text:style-name="P6">sudo apt-get install -y mongodb-org</text:p>
      <text:p text:style-name="P3"/>
      <text:p text:style-name="P3"><text:span text:style-name="Source_20_Text"><text:span text:style-name="T13">pip install -r <text:s/>requirements.txt</text:span></text:span></text:p>
      <text:p text:style-name="P4"/>
      <text:p text:style-name="P9"><text:bookmark-start text:name="__DdeLink__117_1025067953"/>sudo service mongod start<text:bookmark-end text:name="__DdeLink__117_1025067953"/> <text:span text:style-name="T16">(</text:span><text:span text:style-name="T15">sudo service mongod stop, sudo service mongod restart</text:span><text:span text:style-name="T16">)</text:span></text:p>
      <text:p text:style-name="P7">mongoimport --db <text:span text:style-name="T17">testdb</text:span> --collection <text:span text:style-name="T17">world</text:span> --file <text:span text:style-name="T17">world_bank.json</text:span></text:p>
      <text:p text:style-name="P8"/>
      <text:p text:style-name="P10">Start Flask dvelopment server</text:p>
      <text:p text:style-name="P11">export FLASK_APP=hello.py</text:p>
      <text:p text:style-name="P11">python -m flask ru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kzidenz" svg:font-family="Akzidenz, 'Helvetica Neue', Helvetica, Arial, sans-serif"/>
    <style:font-face style:name="Source Code Pro" svg:font-family="'Source Code Pro', monospace"/>
    <style:font-face style:name="arial" svg:font-family="arial, sans-serif"/>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to </meta:initial-creator>
    <meta:creation-date>2017-08-04T17:01:21.095675494</meta:creation-date>
    <dc:date>2017-08-07T12:05:32.697967638</dc:date>
    <dc:creator>Tito </dc:creator>
    <meta:editing-duration>PT7H8M</meta:editing-duration>
    <meta:editing-cycles>5</meta:editing-cycles>
    <meta:generator>LibreOffice/4.3.3.2$Linux_X86_64 LibreOffice_project/430m0$Build-2</meta:generator>
    <meta:document-statistic meta:table-count="0" meta:image-count="0" meta:object-count="0" meta:page-count="2" meta:paragraph-count="15" meta:word-count="721" meta:character-count="4984" meta:non-whitespace-character-count="4238"/>
  </office:meta>
</office:document-meta>
</file>